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IRANSansWeb" svg:font-family="IRANSansWeb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ANSansWeb" officeooo:rsid="001e60c1" officeooo:paragraph-rsid="001e60c1" style:font-name-complex="IRANSansWeb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ANSansWeb" officeooo:rsid="001e60c1" officeooo:paragraph-rsid="001fe616" style:font-name-complex="IRANSansWe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IRANSansWeb" officeooo:rsid="001e60c1" officeooo:paragraph-rsid="001e60c1" style:font-name-complex="IRANSansWeb"/>
    </style:style>
    <style:style style:name="P4" style:family="paragraph" style:parent-style-name="Standard">
      <style:paragraph-properties fo:text-align="end" style:justify-single-word="false" style:writing-mode="rl-tb"/>
      <style:text-properties style:font-name="IRANSansWeb" officeooo:paragraph-rsid="001e60c1" style:font-name-complex="IRANSansWeb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IRANSansWeb" officeooo:rsid="001fe616" officeooo:paragraph-rsid="001fe616" style:font-name-complex="IRANSansWeb"/>
    </style:style>
    <style:style style:name="T1" style:family="text">
      <style:text-properties officeooo:rsid="001e60c1"/>
    </style:style>
    <style:style style:name="T2" style:family="text">
      <style:text-properties officeooo:rsid="001fe6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به نام دوست</text:p>
      <text:p text:style-name="P1">پروژه ی پایان ترم برنامه نویسی</text:p>
      <text:p text:style-name="P4"><text:span text:style-name="T1">بازی فوتبال</text:span></text:p>
      <text:p text:style-name="P5">اسامی و مشخصات افراد ::</text:p>
      <text:p text:style-name="P5"><text:tab/>مهدی علیخاصی<text:tab/></text:p>
      <text:p text:style-name="P5"><text:tab/></text:p>
      <text:p text:style-name="P5">آدرس گیت هاب :: <text:a xlink:type="simple" xlink:href="https://github.com/melcypie/FootballGaming" text:style-name="Internet_20_link" text:visited-style-name="Visited_20_Internet_20_Link">https://github.com/melcypie/FootballGaming</text:a></text:p>
      <text:p text:style-name="P5"/>
      <text:p text:style-name="P1">ساختار برنامه :: ساختار این برنامه، بر اساس ساختار فریم ورک های MVC بنا نهاده شده و در این برنامه به طور کلی کدها به سه دسته ی Modules و Views و Controller تقسیم‌بندی شده اند.</text:p>
      <text:p text:style-name="P1"/>
      <text:p text:style-name="P2">تقسیم‌بندی وظایف:: <text:span text:style-name="T2">در یک تقسیم‌بندی کلی، کد های مربوط به قسمت ماژول توسط مهدی علیخاصی و کدهای مربوط به قسمت کنترلر به طور مشترک توسط زده شده است. همچنین کدهای مربوط به قسمت views نیز مشترکا توسط تمامی اعضا زده شده است.</text:span></text:p>
      <text:p text:style-name="P2"/>
      <text:p text:style-name="P2"><text:span text:style-name="T2">توابع::</text:span>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IRANSansWeb" svg:font-family="IRANSansWeb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5:55:38.717301107</meta:creation-date>
    <dc:date>2017-01-08T16:27:43.989647217</dc:date>
    <meta:editing-duration>PT11M2S</meta:editing-duration>
    <meta:editing-cycles>1</meta:editing-cycles>
    <meta:document-statistic meta:table-count="0" meta:image-count="0" meta:object-count="0" meta:page-count="1" meta:paragraph-count="11" meta:word-count="102" meta:character-count="546" meta:non-whitespace-character-count="449"/>
    <meta:generator>LibreOffice/5.1.4.2$Linux_X86_64 LibreOffice_project/10m0$Build-2</meta:generator>
  </office:meta>
</office:document-meta>
</file>